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  <style:text-properties style:font-name="Courier New" style:font-name-complex="Courier New" fo:color="#000000" fo:font-size="10pt" style:font-size-asian="10pt" style:font-size-complex="10pt"/>
    </style:style>
    <style:style style:name="P2" style:parent-style-name="Standaard" style:family="paragraph">
      <style:text-properties style:font-name="Courier New" style:font-name-complex="Courier New" fo:color="#000000" fo:font-size="10pt" style:font-size-asian="10pt" style:font-size-complex="10pt"/>
    </style:style>
    <style:style style:name="P3" style:parent-style-name="Standaard" style:family="paragraph">
      <style:text-properties style:font-name="Courier New" style:font-name-complex="Courier New" fo:color="#000000" fo:font-size="10pt" style:font-size-asian="10pt" style:font-size-complex="10pt"/>
    </style:style>
    <style:style style:name="P4" style:parent-style-name="Standaard" style:family="paragraph">
      <style:text-properties style:font-name="Courier New" style:font-name-complex="Courier New" fo:color="#000000" fo:font-size="10pt" style:font-size-asian="10pt" style:font-size-complex="10pt"/>
    </style:style>
    <style:style style:name="P5" style:parent-style-name="Standaard" style:family="paragraph">
      <style:text-properties style:font-name="Courier New" style:font-name-complex="Courier New" fo:color="#000000" fo:font-size="10pt" style:font-size-asian="10pt" style:font-size-complex="10pt"/>
    </style:style>
    <style:style style:name="P6" style:parent-style-name="Standaard" style:family="paragraph">
      <style:text-properties style:font-name="Courier New" style:font-name-complex="Courier New" fo:color="#000000" fo:font-size="10pt" style:font-size-asian="10pt" style:font-size-complex="10pt"/>
    </style:style>
  </office:automatic-styles>
  <office:body>
    <office:text text:use-soft-page-breaks="true">
      <text:p text:style-name="P1">εἰ<text:s/>μὲν περὶ<text:s/>καινοῦ<text:s/>τινος πράγματος προυτίθετ᾽,<text:s/>ὦ<text:s/>ἄνδρες<text:s/>Ἀθηναῖοι, λέγειν,<text:s/>ἐπισχὼν<text:s/>ἂν<text:s/>ἕως οἱ<text:s/>πλεῖστοι τῶν εἰωθότων γνώμην<text:s/>ἀπεφήναντο, εἰ<text:s/>μὲν<text:s/>ἤρεσκέ τί μοι τῶν<text:s/>ὑπὸ<text:s/>τούτων<text:s/>ῥηθέντων,<text:s/>ἡσυχίαν<text:s/>ἂν<text:s/>ἦγον, εἰ<text:s/>δὲ<text:s/>μή, τότ᾽<text:s/>ἂν καὐτὸς<text:s/>ἐπειρώμην<text:s/>ἃ<text:s/>γιγνώσκω λέγειν:<text:s/>ἐπειδὴ<text:s/>δ᾽<text:s/>ὑπὲρ<text:s/>ὧν πολλάκις εἰρήκασιν οὗτοι πρότερον συμβαίνει καὶ<text:s/>νυνὶ<text:s/>σκοπεῖν,<text:s/>ἡγοῦμαι καὶ<text:s/>πρῶτος<text:s/>ἀναστὰς εἰκότως<text:s/>ἂν συγγνώμης τυγχάνειν. εἰ<text:s/>γὰρ<text:s/>ἐκ τοῦ<text:s/>παρεληλυθότος χρόνου τὰ<text:s/>δέονθ᾽<text:s/>οὗτοι συνεβούλευσαν, οὐδὲν<text:s/>ἂν<text:s/>ὑμᾶς νῦν<text:s/>ἔδει<text:s/>βουλεύεσθαι.</text:p>
      <text:p text:style-name="P2">πρῶτον μὲν οὖν οὐκ<text:s/>ἀθυμητέον,<text:s/>ὦ<text:s/>ἄνδρες<text:s/>Ἀθηναῖοι, τοῖς παροῦσι πράγμασιν, οὐδ᾽<text:s/>εἰ<text:s/>πάνυ φαύλως<text:s/>ἔχειν δοκεῖ.<text:s/>ὃ<text:s/>γάρ<text:s/>ἐστι χείριστον αὐτῶν<text:s/>ἐκ τοῦ<text:s/>παρεληλυθότος χρόνου, τοῦτο πρὸς τὰ<text:s/>μέλλοντα βέλτιστον<text:s/>ὑπάρχει. τί οὖν<text:s/>ἐστι τοῦτο;<text:s/>ὅτι οὐδέν,<text:s/>ὦ<text:s/>ἄνδρες<text:s/>Ἀθηναῖοι, τῶν δεόντων ποιούντων<text:s/>ὑμῶν κακῶς τὰ<text:s/>πράγματ᾽<text:s/>ἔχει:<text:s/>ἐπεί τοι, εἰ<text:s/>πάνθ᾽<text:s/>ἃ<text:s/>προσῆκε πραττόντων οὕτως εἶχεν, οὐδ᾽<text:s/>ἂν<text:s/>ἐλπὶς<text:s/>ἦν αὐτὰ<text:s/>βελτίω γενέσθαι.</text:p>
      <text:p text:style-name="P3">ἔπειτ᾽<text:s/>ἐνθυμητέον καὶ<text:s/>παρ᾽<text:s/>ἄλλων<text:s/>ἀκούουσι καὶ<text:s/>τοῖς εἰδόσιν αὐτοῖς<text:s/>ἀναμιμνῃσκομένοις,<text:s/>ἡλίκην ποτ᾽<text:s/>ἐχόντων δύναμιν Λακεδαιμονίων,<text:s/>ἐξ οὗ<text:s/>χρόνος οὐ<text:s/>πολύς,<text:s/>ὡς καλῶς καὶ<text:s/>προσηκόντως οὐδὲν<text:s/>ἀνάξιον<text:s/>ὑμεῖς<text:s/>ἐπράξατε τῆς πόλεως,<text:s/>ἀλλ᾽<text:s/>ὑπεμείναθ᾽<text:s/>ὑπὲρ τῶν δικαίων τὸν πρὸς<text:s/>ἐκείνους πόλεμον. τίνος οὖν εἵνεκα ταῦτα λέγω;<text:s/>ἵν᾽<text:s/>ἴδητ᾽,<text:s/>ὦ<text:s/>ἄνδρες<text:s/>Ἀθηναῖοι, καὶ<text:s/>θεάσησθε,<text:s/>ὅτι οὐδὲν οὔτε φυλαττομένοις<text:s/>ὑμῖν<text:s/>ἐστιν φοβερόν, οὔτ᾽,<text:s/>ἂν<text:s/>ὀλιγωρῆτε, τοιοῦτον οἷον<text:s/>ἂν<text:s/>ὑμεῖς βούλοισθε, παραδείγμασι χρώμενοι τῇ<text:s/>τότε<text:s/>ῥώμῃ<text:s/>τῶν Λακεδαιμονίων,<text:s/>ἧς<text:s/>ἐκρατεῖτ᾽<text:s/>ἐκ τοῦ<text:s/>προσέχειν τοῖς πράγμασι τὸν νοῦν, καὶ<text:s/>τῇ<text:s/>νῦν<text:s/>ὕβρει τούτου, δι᾽<text:s/>ἣν ταραττόμεθ᾽<text:s/>ἐκ τοῦ<text:s/>μηδὲν φροντίζειν<text:s/>ὧν<text:s/>ἐχρῆν.</text:p>
      <text:p text:style-name="P4">εἰ<text:s/>δέ τις<text:s/>ὑμῶν,<text:s/>ὦ<text:s/>ἄνδρες<text:s/>Ἀθηναῖοι, δυσπολέμητον οἴεται τὸν Φίλιππον εἶναι, σκοπῶν τό τε πλῆθος τῆς<text:s/>ὑπαρχούσης αὐτῷ<text:s/>δυνάμεως καὶ<text:s/>τὸ<text:s/>τὰ<text:s/>χωρία πάντ᾽<text:s/>ἀπολωλέναι τῇ<text:s/>πόλει,<text:s/>ὀρθῶς μὲν οἴεται, λογισάσθω μέντοι τοῦθ᾽,<text:s/>ὅτι εἴχομέν ποθ᾽<text:s/>ἡμεῖς,<text:s/>ὦ<text:s/>ἄνδρες<text:s/>Ἀθηναῖοι, Πύδναν καὶ<text:s/>Ποτείδαιαν καὶ<text:s/>Μεθώνην καὶ<text:s/>πάντα τὸν τόπον τοῦτον οἰκεῖον κύκλῳ, καὶ<text:s/>πολλὰ<text:s/>τῶν μετ᾽<text:s/>ἐκείνου νῦν<text:s/>ὄντων<text:s/>ἐθνῶν αὐτονομούμενα κἀλεύθερ᾽<text:s/>ὑπῆρχε, καὶ<text:s/>μᾶλλον<text:s/>ἡμῖν<text:s/>ἐβούλετ᾽<text:s/>ἔχειν οἰκείως<text:s/>ἢ<text:s/>'κείνῳ.</text:p>
      <text:p text:style-name="P5">εἰ<text:s/>τοίνυν<text:s/>ὁ<text:s/>Φίλιππος τότε ταύτην<text:s/>ἔσχε τὴν γνώμην,<text:s/>ὡς χαλεπὸν πολεμεῖν<text:s/>ἐστιν<text:s/>Ἀθηναίοις<text:s/>ἔχουσι τοσαῦτ᾽<text:s/>ἐπιτειχίσματα τῆς αὑτοῦ<text:s/>χώρας<text:s/>ἔρημον<text:s/>ὄντα συμμάχων, οὐδὲν<text:s/>ἂν<text:s/>ὧν νυνὶ<text:s/>πεποίηκεν<text:s/>ἔπραξεν οὐδὲ<text:s/>τοσαύτην<text:s/>ἐκτήσατ᾽<text:s/>ἂν δύναμιν.<text:s/>ἀλλ᾽<text:s/>εἶδεν,<text:s/>ὦ<text:s/>ἄνδρες<text:s/>Ἀθηναῖοι, τοῦτο καλῶς<text:s/>ἐκεῖνος,<text:s/>ὅτι ταῦτα μέν<text:s/>ἐστιν<text:s/>ἅπαντα τὰ<text:s/>χωρί᾽<text:s/>ἆθλα τοῦ<text:s/>πολέμου κείμεν᾽<text:s/>ἐν μέσῳ, φύσει δ᾽<text:s/>ὑπάρχει τοῖς παροῦσι τὰ<text:s/>τῶν<text:s/>ἀπόντων, καὶ<text:s/>τοῖς<text:s/>ἐθέλουσι πονεῖν καὶ<text:s/>κινδυνεύειν τὰ<text:s/>τῶν<text:s/>ἀμελούντων.</text:p>
      <text:p text:style-name="P6">καὶ<text:s/>γάρ τοι ταύτῃ<text:s/>χρησάμενος τῇ<text:s/>γνώμῃ<text:s/>πάντα κατέστραπται καὶ<text:s/>ἔχει, τὰ<text:s/>μὲν<text:s/>ὡς<text:s/>ἂν<text:s/>ἑλών τις<text:s/>ἔχοι πολέμῳ, τὰ<text:s/>δὲ<text:s/>σύμμαχα καὶ<text:s/>φίλα ποιησάμενος: καὶ<text:s/>γὰρ συμμαχεῖν καὶ<text:s/>προσέχειν τὸν νοῦν τούτοις<text:s/>ἐθέλουσιν<text:s/>ἅπαντες, οὓς<text:s/>ἂν<text:s/>ὁρῶσι παρεσκευασμένους καὶ<text:s/>πράττειν<text:s/>ἐθέλοντας<text:s/>ἃ<text:s/>χρή.</text:p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tthijs Risselada</meta:initial-creator>
    <dc:creator>Mark de Ridder</dc:creator>
    <meta:creation-date>2020-06-16T09:30:00Z</meta:creation-date>
    <dc:date>2020-06-16T09:30:00Z</dc:date>
    <meta:template xlink:href="Normal" xlink:type="simple"/>
    <meta:editing-cycles>2</meta:editing-cycles>
    <meta:editing-duration>PT60S</meta:editing-duration>
    <meta:document-statistic meta:page-count="1" meta:paragraph-count="5" meta:word-count="414" meta:character-count="2691" meta:row-count="19" meta:non-whitespace-character-count="2282"/>
  </office:meta>
</office:document-meta>
</file>